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11.31pt" svg:y="21.09pt">
            <loext:p draw:notify-on-update-of-ranges="Sheet1.A1:Sheet1.A21 Sheet1.B1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.63212" calcext:value-type="float">
            <text:p>-4.6321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.64343" calcext:value-type="float">
            <text:p>-3.6434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.75067" calcext:value-type="float">
            <text:p>-2.75067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1.95341" calcext:value-type="float">
            <text:p>-1.95341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1.25119" calcext:value-type="float">
            <text:p>-1.25119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64347" calcext:value-type="float">
            <text:p>-0.64347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12968" calcext:value-type="float">
            <text:p>-0.1296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29082" calcext:value-type="float">
            <text:p>0.2908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1873" calcext:value-type="float">
            <text:p>0.61873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85484" calcext:value-type="float">
            <text:p>0.8548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5517" calcext:value-type="float">
            <text:p>1.0551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214" calcext:value-type="float">
            <text:p>1.02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9986" calcext:value-type="float">
            <text:p>0.8998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9182" calcext:value-type="float">
            <text:p>0.691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872" calcext:value-type="float">
            <text:p>0.398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212" calcext:value-type="float">
            <text:p>0.022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3625" calcext:value-type="float">
            <text:p>-0.436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97446" calcext:value-type="float">
            <text:p>-0.974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.5904" calcext:value-type="float">
            <text:p>-1.5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8172" calcext:value-type="float">
            <text:p>-2.28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35:26.822752631</meta:creation-date>
    <dc:date>2018-07-23T14:52:19.495624071</dc:date>
    <meta:editing-duration>PT6M42S</meta:editing-duration>
    <meta:editing-cycles>1</meta:editing-cycles>
    <meta:document-statistic meta:table-count="1" meta:cell-count="4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21" svg:x="1.33cm" svg:y="0.18cm" svg:width="11.497cm" svg:height="7.664cm">
          <chartooo:coordinate-region svg:x="1.621cm" svg:y="0.38cm" svg:width="10.966cm" svg:height="7.265cm"/>
          <chart:axis chart:dimension="x" chart:name="primary-x" chart:style-name="ch4">
            <chart:title svg:x="6.915cm" svg:y="8.024cm" chart:style-name="ch5">
              <text:p>X</text:p>
            </chart:title>
          </chart:axis>
          <chart:axis chart:dimension="y" chart:name="primary-y" chart:style-name="ch4">
            <chart:title svg:x="0.451cm" svg:y="4.321cm" chart:style-name="ch6">
              <text:p>f(X)</text:p>
            </chart:title>
            <chart:grid chart:style-name="ch7" chart:class="major"/>
          </chart:axis>
          <chart:series chart:style-name="ch8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:Sheet1.A21</svg:desc>
                </draw:g>
              </table:table-cell>
              <table:table-cell office:value-type="float" office:value="-4.63212">
                <text:p>-4.63212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3.64343">
                <text:p>-3.6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2.75067">
                <text:p>-2.75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1.95341">
                <text:p>-1.9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1.25119">
                <text:p>-1.25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64347">
                <text:p>-0.64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12968">
                <text:p>-0.12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29082">
                <text:p>0.29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61873">
                <text:p>0.61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85484">
                <text:p>0.85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1.05517">
                <text:p>1.05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0214">
                <text:p>1.0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89986">
                <text:p>0.89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69182">
                <text:p>0.6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39872">
                <text:p>0.39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02212">
                <text:p>0.0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3625">
                <text:p>-0.43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7446">
                <text:p>-0.97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1.5904">
                <text:p>-1.5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28172">
                <text:p>-2.28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